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Состојба" style:family="table">
      <style:table-properties style:width="6.6931in" table:align="margins"/>
    </style:style>
    <style:style style:name="Состојба.A" style:family="table-column">
      <style:table-column-properties style:column-width="2.2313in" style:rel-column-width="21845*"/>
    </style:style>
    <style:style style:name="Состојба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Состојба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7" style:family="table-row">
      <style:table-row-properties style:min-row-height="0.4479in"/>
    </style:style>
    <style:style style:name="Состојба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Состојба.B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Состојба.C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officeooo:paragraph-rsid="00100c27"/>
    </style:style>
    <style:style style:name="P5" style:family="paragraph" style:parent-style-name="Standard">
      <style:text-properties style:font-name="Times New Roman" officeooo:paragraph-rsid="000e4961"/>
    </style:style>
    <style:style style:name="P6" style:family="paragraph" style:parent-style-name="Standard" style:list-style-name="WWNum1">
      <style:text-properties style:font-name="Times New Roman" officeooo:paragraph-rsid="000e4961"/>
    </style:style>
    <style:style style:name="P7" style:family="paragraph" style:parent-style-name="Standard" style:list-style-name="L2">
      <style:text-properties style:font-name="Times New Roman" officeooo:paragraph-rsid="000e4961"/>
    </style:style>
    <style:style style:name="P8" style:family="paragraph" style:parent-style-name="Standard" style:list-style-name="L2">
      <style:text-properties officeooo:paragraph-rsid="000e4961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c27" officeooo:paragraph-rsid="00100c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rsid="000c82fb" officeooo:paragraph-rsid="000c82fb"/>
    </style:style>
    <style:style style:name="P1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text-properties officeooo:paragraph-rsid="000e4961"/>
    </style:style>
    <style:style style:name="P15" style:family="paragraph" style:parent-style-name="Text_20_body">
      <style:text-properties style:font-name="Times New Roman" officeooo:paragraph-rsid="000e4961"/>
    </style:style>
    <style:style style:name="P16" style:family="paragraph" style:parent-style-name="Text_20_body">
      <style:text-properties officeooo:paragraph-rsid="00100c27"/>
    </style:style>
    <style:style style:name="P17" style:family="paragraph" style:parent-style-name="Text_20_body">
      <style:text-properties officeooo:rsid="00100c27" officeooo:paragraph-rsid="00100c27"/>
    </style:style>
    <style:style style:name="P18" style:family="paragraph" style:parent-style-name="Text_20_body">
      <style:text-properties officeooo:rsid="0011cdd3" officeooo:paragraph-rsid="0011cdd3"/>
    </style:style>
    <style:style style:name="P19" style:family="paragraph" style:parent-style-name="Text_20_body" style:list-style-name="L3">
      <style:text-properties officeooo:rsid="0011cdd3" officeooo:paragraph-rsid="0011cdd3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e4961"/>
    </style:style>
    <style:style style:name="T3" style:family="text">
      <style:text-properties officeooo:rsid="000e4961"/>
    </style:style>
    <style:style style:name="T4" style:family="text">
      <style:text-properties officeooo:rsid="000ed848"/>
    </style:style>
    <style:style style:name="T5" style:family="text">
      <style:text-properties officeooo:rsid="00100c27"/>
    </style:style>
    <style:style style:name="T6" style:family="text">
      <style:text-properties officeooo:rsid="0011cd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/>
      <text:p text:style-name="Title"><text:bookmark-start text:name="__RefHeading___Toc929_602706214"/>Проект по птедметот<text:bookmark-end text:name="__RefHeading___Toc929_602706214"/></text:p>
      <text:p text:style-name="P13"><text:bookmark-start text:name="__RefHeading___Toc931_602706214"/>Агентно базирани системи<text:bookmark-end text:name="__RefHeading___Toc931_602706214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itle"><text:bookmark-start text:name="__RefHeading___Toc933_602706214"/>­Тема:<text:bookmark-end text:name="__RefHeading___Toc933_602706214"/></text:p>
      <text:p text:style-name="Title"><text:bookmark-start text:name="__RefHeading___Toc935_602706214"/>Deep Q-Learning за играта Snake<text:bookmark-end text:name="__RefHeading___Toc935_602706214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Дарко Диванисов 201023<text:tab/><text:tab/><text:tab/><text:tab/><text:tab/><text:tab/><text:tab/><text:tab/>Февруари 2026</text:p>
      <text:h text:style-name="Heading_20_1" text:outline-level="1" text:is-list-header="true"><text:bookmark text:name="__RefHeading___Toc937_602706214"/><text:soft-page-break/></text:h>
      <text:table-of-content text:style-name="Sect1" text:protected="true" text:name="Table of Contents1">
        <text:table-of-content-source text:outline-level="10">
          <text:index-title-template text:style-name="Contents_20_Heading">Содржина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одржина</text:p>
          </text:index-title>
          <text:p text:style-name="P1"><text:a xlink:type="simple" xlink:href="#__RefHeading___Toc949_602706214" text:style-name="Index_20_Link" text:visited-style-name="Index_20_Link">1. Апстракт<text:tab/>3</text:a></text:p>
          <text:p text:style-name="P1"><text:a xlink:type="simple" xlink:href="#__RefHeading___Toc951_602706214" text:style-name="Index_20_Link" text:visited-style-name="Index_20_Link">2.Вовед<text:tab/>3</text:a></text:p>
          <text:p text:style-name="P1"><text:a xlink:type="simple" xlink:href="#__RefHeading___Toc953_602706214" text:style-name="Index_20_Link" text:visited-style-name="Index_20_Link">3.Сродни истражувања<text:tab/>3</text:a></text:p>
          <text:p text:style-name="P1"><text:a xlink:type="simple" xlink:href="#__RefHeading___Toc955_602706214" text:style-name="Index_20_Link" text:visited-style-name="Index_20_Link">4. Опис на агентот и методите<text:tab/>4</text:a></text:p>
          <text:p text:style-name="P2"><text:a xlink:type="simple" xlink:href="#__RefHeading___Toc957_602706214" text:style-name="Index_20_Link" text:visited-style-name="Index_20_Link"><text:s/>4.1 Архитектура на невронската мрежа<text:tab/>4</text:a></text:p>
          <text:p text:style-name="P2"><text:a xlink:type="simple" xlink:href="#__RefHeading___Toc959_602706214" text:style-name="Index_20_Link" text:visited-style-name="Index_20_Link">4.2 Репрезентација на состојбите<text:tab/>4</text:a></text:p>
          <text:p text:style-name="P2"><text:a xlink:type="simple" xlink:href="#__RefHeading___Toc961_602706214" text:style-name="Index_20_Link" text:visited-style-name="Index_20_Link">4.3 Систем за награди<text:tab/>5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1" text:outline-level="1"><text:bookmark-start text:name="__RefHeading___Toc949_602706214"/>1. Апстракт<text:bookmark-end text:name="__RefHeading___Toc949_602706214"/></text:h>
      <text:p text:style-name="Text_20_body"><text:line-break/><text:tab/><text:span text:style-name="T1">Овој труд го претставува развојот и евалуацијата на агент за учење </text:span><text:span text:style-name="T2">со потикнување</text:span><text:span text:style-name="T1"> (Reinforcement Learning) кој учи да ја игра класичната игра Snake користејќи го Deep Q-Learning (DQN) алгоритмот. Агентот користи невронска мрежа со повеќе слоеви за да ги процени Q-вредностите за секоја можна акција во дадена состојба на играта.</text:span></text:p>
      <text:p text:style-name="Text_20_body">Имплементиран е directional тип на репрезентација на состојбата кој ги вклучува информациите за опасностите во близина на главата на змијата, насоката на движење, локацијата на храната и должината на телото.</text:p>
      <text:p text:style-name="Text_20_body">Експериментите се спроведени со различни конфигурации на хиперпараметри, вклучувајќи големина на batch (128, 256, 500) и големина на меморија (2048, 4096, 8192, 50000).</text:p>
      <text:p text:style-name="Text_20_body"/>
      <text:h text:style-name="Heading_20_1" text:outline-level="1"><text:bookmark-start text:name="__RefHeading___Toc951_602706214"/>2.Вовед<text:bookmark-end text:name="__RefHeading___Toc951_602706214"/></text:h>
      <text:p text:style-name="P14"><text:line-break/><text:tab/><text:span text:style-name="T1">Играта Snake е класичен проблем во областа на вештачката интелигенција кој претставува предизвик за агенти за засилено учење. Играта бара од агентот да научи стратегии за:</text:span></text:p>
      <text:list text:style-name="L2">
        <text:list-item>
          <text:p text:style-name="P8"><text:span text:style-name="T1">Избегнување на судир со ѕидовите и сопственото тело</text:span></text:p>
        </text:list-item>
        <text:list-item>
          <text:p text:style-name="P7">Ефикасно наоѓање на храната</text:p>
        </text:list-item>
        <text:list-item>
          <text:p text:style-name="P7">Планирање на пат за да се избегне затворање</text:p>
        </text:list-item>
        <text:list-item>
          <text:p text:style-name="P7">Управување со растечкото тело на змијата</text:p>
        </text:list-item>
      </text:list>
      <text:p text:style-name="P5"/>
      <text:p text:style-name="P15">Проблемот станува потешок како што змијата расте, бидејќи слободниот простор се намалува, а агентот мора да планира подолгорочно за да избегне патеки кои водат кон смрт.</text:p>
      <text:p text:style-name="P15"/>
      <text:h text:style-name="Heading_20_1" text:outline-level="1"><text:bookmark-start text:name="__RefHeading___Toc953_602706214"/>3.Сродни истражувања<text:bookmark-end text:name="__RefHeading___Toc953_602706214"/></text:h>
      <text:p text:style-name="P14"><text:line-break/><text:tab/><text:span text:style-name="T1">Deep Q-Networks (DQN) алгоритмот за прв пат е воведен од страна на Mnih </text:span><text:span text:style-name="T2">(</text:span><text:span text:style-name="T1">2015) од DeepMind, кој покажа дека комбинацијата на Q-learning со длабоки невронски мрежи може да постигне човечки или супер-човечки перформанси во Atari игри. Нивната работа ги воведе клучните техники како experience replay и target networks.</text:span></text:p>
      <text:p text:style-name="P5">За специфично играта Snake, постојат повеќе имплементации со различни пристапи:</text:p>
      <text:p text:style-name="P5"><text:soft-page-break/>Patel et al. (2020) имплементираа DQN со CNN архитектура која го обработува целиот екран на играта. Нивниот пристап постигна добри резултати но бараше значително повеќе компонентачки ресурси.</text:p>
      <text:p text:style-name="P5">Liu &amp; Zou (2019) користеа поедноставна репрезентација со 11-те бинарни вредности слична на <text:span text:style-name="T3">мојата</text:span> directional репрезентација, но без дополнителните информации за должината и слободниот простор.</text:p>
      <text:p text:style-name="P5">Во споредба со сродните истражувања, <text:span text:style-name="T3">мојот</text:span> пристап воведува неколку новини:</text:p>
      <text:list text:style-name="WWNum1">
        <text:list-item>
          <text:p text:style-name="P6">Проширена directional репрезентација со 1<text:span text:style-name="T4">8</text:span> карактеристики</text:p>
        </text:list-item>
        <text:list-item>
          <text:p text:style-name="P6">Инкорпорирање на информација за должината на телото</text:p>
        </text:list-item>
        <text:list-item>
          <text:p text:style-name="P6">Анализа на слободниот простор во сите насоки</text:p>
        </text:list-item>
        <text:list-item>
          <text:p text:style-name="P6">Двофазно тренирање со различни epsilon decay стратегии</text:p>
        </text:list-item>
      </text:list>
      <text:p text:style-name="P5"/>
      <text:h text:style-name="Heading_20_1" text:outline-level="1"><text:bookmark-start text:name="__RefHeading___Toc955_602706214"/>4. Опис на агентот и методите<text:bookmark-end text:name="__RefHeading___Toc955_602706214"/></text:h>
      <text:h text:style-name="P4" text:outline-level="2"><text:bookmark-start text:name="__RefHeading___Toc957_602706214"/><text:line-break/><text:span text:style-name="T5">4.1 Архитектура на невронската мрежа</text:span><text:bookmark-end text:name="__RefHeading___Toc957_602706214"/></text:h>
      <text:p text:style-name="P16"><text:line-break/><text:span text:style-name="T5">За directional репрезентацијата е користена неввронск мрежа со следната архитектура:</text:span></text:p>
      <table:table table:name="Table1" table:style-name="Table1" table:template-name="Academic">
        <table:table-column table:style-name="Table1.A" table:number-columns-repeated="3"/>
        <table:table-row>
          <table:table-cell table:style-name="Table1.A1" office:value-type="string">
            <text:p text:style-name="P9">Слој</text:p>
          </table:table-cell>
          <table:table-cell table:style-name="Table1.A1" office:value-type="string">
            <text:p text:style-name="P9">Неврони</text:p>
          </table:table-cell>
          <table:table-cell table:style-name="Table1.A1" office:value-type="string">
            <text:p text:style-name="P9">Активација</text:p>
          </table:table-cell>
        </table:table-row>
        <table:table-row>
          <table:table-cell table:style-name="Table1.A2" office:value-type="string">
            <text:p text:style-name="P9">Влезен</text:p>
          </table:table-cell>
          <table:table-cell table:style-name="Table1.B2" office:value-type="float" office:value="18">
            <text:p text:style-name="P9">18</text:p>
          </table:table-cell>
          <table:table-cell table:style-name="Table1.C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9">Скриен 1</text:p>
          </table:table-cell>
          <table:table-cell table:style-name="Table1.B2" office:value-type="float" office:value="256">
            <text:p text:style-name="P9">256</text:p>
          </table:table-cell>
          <table:table-cell table:style-name="Table1.C3" office:value-type="string">
            <text:p text:style-name="P9">ReLU</text:p>
          </table:table-cell>
        </table:table-row>
        <table:table-row>
          <table:table-cell table:style-name="Table1.A2" office:value-type="string">
            <text:p text:style-name="P9">Скриен 2</text:p>
          </table:table-cell>
          <table:table-cell table:style-name="Table1.B2" office:value-type="float" office:value="128">
            <text:p text:style-name="P9">128</text:p>
          </table:table-cell>
          <table:table-cell table:style-name="Table1.C4" office:value-type="string">
            <text:p text:style-name="P9">ReLU</text:p>
          </table:table-cell>
        </table:table-row>
        <table:table-row>
          <table:table-cell table:style-name="Table1.A2" office:value-type="string">
            <text:p text:style-name="P9">Скриен 3</text:p>
          </table:table-cell>
          <table:table-cell table:style-name="Table1.B2" office:value-type="float" office:value="64">
            <text:p text:style-name="P9">64</text:p>
          </table:table-cell>
          <table:table-cell table:style-name="Table1.C5" office:value-type="string">
            <text:p text:style-name="P9">ReLU</text:p>
          </table:table-cell>
        </table:table-row>
        <table:table-row>
          <table:table-cell table:style-name="Table1.A6" office:value-type="string">
            <text:p text:style-name="P9">Излезен</text:p>
          </table:table-cell>
          <table:table-cell table:style-name="Table1.B6" office:value-type="float" office:value="3">
            <text:p text:style-name="P9">3</text:p>
          </table:table-cell>
          <table:table-cell table:style-name="Table1.C6" office:value-type="string">
            <text:p text:style-name="P9">-</text:p>
          </table:table-cell>
        </table:table-row>
      </table:table>
      <text:p text:style-name="P16"><text:line-break/><text:span text:style-name="T5">Мрежата има 18 влезни неврони согласно со големината на directional состојбата од самата игра која е имплементирана со библиотеката pygame и излез со 3 неврони кои ги претставуваат акциите: оди право, сврти на десно и сврти на лево.</text:span></text:p>
      <text:p text:style-name="P17">За истражување се користи epsilon-greedy стратегија каде epsilon <text:s/>се намалува експоненцијално од 1.0 до 0.03 со decey фактор од 0.9985. Во втората фаза на дотренирање epsilon се намалува од 0.03 до речиси 0 со побрз decey од 0.99.</text:p>
      <text:h text:style-name="Heading_20_2" text:outline-level="2"><text:bookmark-start text:name="__RefHeading___Toc959_602706214"/>4.2 Репрезентација на состојбите<text:bookmark-end text:name="__RefHeading___Toc959_602706214"/></text:h>
      <text:p text:style-name="Text_20_body"><text:line-break/><text:span text:style-name="T5">Directional репрезентација на состојбата вклучува низа со должина од 18 броеви</text:span></text:p>
      <table:table table:name="Состојба" table:style-name="Состојба" table:template-name="Academic">
        <table:table-column table:style-name="Состојба.A" table:number-columns-repeated="3"/>
        <table:table-row>
          <table:table-cell table:style-name="Состојба.A1" office:value-type="string">
            <text:p text:style-name="P10"/>
          </table:table-cell>
          <table:table-cell table:style-name="Состојба.A1" office:value-type="string">
            <text:p text:style-name="P9">Карактеристика</text:p>
          </table:table-cell>
          <table:table-cell table:style-name="Состојба.A1" office:value-type="string">
            <text:p text:style-name="P9">Опис</text:p>
          </table:table-cell>
        </table:table-row>
        <table:table-row>
          <table:table-cell table:style-name="Состојба.A2" office:value-type="string">
            <text:p text:style-name="P9">1-3</text:p>
          </table:table-cell>
          <table:table-cell table:style-name="Состојба.B2" office:value-type="string">
            <text:p text:style-name="P9">Опасност напред/лево/десно</text:p>
          </table:table-cell>
          <table:table-cell table:style-name="Состојба.C2" office:value-type="string">
            <text:p text:style-name="P9">Бинарно (0 или 1)</text:p>
          </table:table-cell>
        </table:table-row>
        <table:table-row>
          <table:table-cell table:style-name="Состојба.A2" office:value-type="string">
            <text:p text:style-name="P9">4-7</text:p>
          </table:table-cell>
          <table:table-cell table:style-name="Состојба.B3" office:value-type="string">
            <text:p text:style-name="P9">Насока на движење</text:p>
          </table:table-cell>
          <table:table-cell table:style-name="Состојба.C3" office:value-type="string">
            <text:p text:style-name="P9">Бинарно(one-hot encoded)</text:p>
          </table:table-cell>
        </table:table-row>
        <table:table-row>
          <table:table-cell table:style-name="Состојба.A2" office:value-type="string">
            <text:p text:style-name="P9">8-9</text:p>
          </table:table-cell>
          <table:table-cell table:style-name="Состојба.B4" office:value-type="string">
            <text:p text:style-name="P9">Тело лево/десно</text:p>
          </table:table-cell>
          <table:table-cell table:style-name="Состојба.C4" office:value-type="string">
            <text:p text:style-name="P9">Бинарно(0 или 1)</text:p>
          </table:table-cell>
        </table:table-row>
        <table:table-row>
          <table:table-cell table:style-name="Состојба.A2" office:value-type="string">
            <text:p text:style-name="P9">10</text:p>
          </table:table-cell>
          <table:table-cell table:style-name="Состојба.B5" office:value-type="string">
            <text:p text:style-name="P9">Должина на телото</text:p>
          </table:table-cell>
          <table:table-cell table:style-name="Состојба.C5" office:value-type="string">
            <text:p text:style-name="P9">Нормализирано(со <text:span text:style-name="T6">максималната потенциална </text:span>долж<text:span text:style-name="T6">ина возможна</text:span>)</text:p>
          </table:table-cell>
        </table:table-row>
        <table:table-row>
          <table:table-cell table:style-name="Состојба.A2" office:value-type="string">
            <text:p text:style-name="P9">11-14</text:p>
          </table:table-cell>
          <table:table-cell table:style-name="Состојба.B6" office:value-type="string">
            <text:p text:style-name="P9">Слободен простор</text:p>
          </table:table-cell>
          <table:table-cell table:style-name="Состојба.C6" office:value-type="string">
            <text:p text:style-name="P9">Нормализирано(0-1)</text:p>
          </table:table-cell>
        </table:table-row>
        <table:table-row table:style-name="Состојба.7">
          <table:table-cell table:style-name="Состојба.A7" office:value-type="string">
            <text:p text:style-name="P9">15-18</text:p>
          </table:table-cell>
          <table:table-cell table:style-name="Состојба.B7" office:value-type="string">
            <text:p text:style-name="P9">Локација на храна лево/десно/горе/доле</text:p>
          </table:table-cell>
          <table:table-cell table:style-name="Состојба.C7" office:value-type="string">
            <text:p text:style-name="P9">Бинарно(0 или 1)</text:p>
          </table:table-cell>
        </table:table-row>
      </table:table>
      <text:p text:style-name="Text_20_body"><text:soft-page-break/></text:p>
      <text:h text:style-name="Heading_20_2" text:outline-level="2"><text:bookmark-start text:name="__RefHeading___Toc961_602706214"/>4.3 Систем за награди<text:bookmark-end text:name="__RefHeading___Toc961_602706214"/></text:h>
      <text:p text:style-name="Text_20_body"><text:line-break/><text:span text:style-name="T6">Системот за награда е дефиниран со следните вредности:</text:span></text:p>
      <text:list text:style-name="L3">
        <text:list-item>
          <text:p text:style-name="P19">Јадење храна (+10)</text:p>
        </text:list-item>
        <text:list-item>
          <text:p text:style-name="P19">Судир/смрт (-10)</text:p>
        </text:list-item>
        <text:list-item>
          <text:p text:style-name="P19">Нормален чекор (0)</text:p>
        </text:list-item>
      </text:list>
      <text:p text:style-name="P18">Дополнително е имплементиран механизам за рано сопирање во тренинг фаза ако поминале 100 чекори од кога последно змијата изела храна но само ако змијата е пократка од 10 во спротивно го нема овој механизам, причина да се спречи циркуларно лутанје на змијата во раните фази на играта кога змијата е пократка, а пак во тест фазата е имплементирано сопирање ако се поминале 1000 чекори без змијата да изеде храна. За разлика од тренинг фазата каде моделот е казнет со (-10) за вакво движење тест фазата нема казна бидејки негативно влијае врз ресултатот.</text:p>
      <text:p text:style-name="P18"/>
      <text:h text:style-name="Heading_20_1" text:outline-level="1">5. Експериментални резултати</text:h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5:50:03.630130900</meta:creation-date>
    <dc:date>2026-02-04T19:50:37.763826847</dc:date>
    <meta:editing-duration>PT2H40M20S</meta:editing-duration>
    <meta:editing-cycles>1</meta:editing-cycles>
    <meta:document-statistic meta:table-count="2" meta:image-count="0" meta:object-count="0" meta:page-count="5" meta:paragraph-count="87" meta:word-count="684" meta:character-count="4459" meta:non-whitespace-character-count="3852"/>
    <meta:generator>LibreOffice/24.2.7.2$Linux_X86_64 LibreOffice_project/420$Build-2</meta:generator>
  </office:meta>
</office:document-meta>
</file>